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aladea" fo:font-size="12pt" style:font-size-asian="12pt" style:font-size-complex="12pt"/>
    </style:style>
    <style:style style:name="P2" style:family="paragraph" style:parent-style-name="Standard">
      <style:text-properties style:font-name="Caladea" fo:font-size="12pt" officeooo:rsid="00199732" officeooo:paragraph-rsid="00199732" style:font-size-asian="12pt" style:font-size-complex="12pt"/>
    </style:style>
    <style:style style:name="P3" style:family="paragraph" style:parent-style-name="Standard">
      <style:text-properties style:font-name="Caladea" fo:font-size="12pt" officeooo:rsid="001c8869" officeooo:paragraph-rsid="001c8869" style:font-size-asian="12pt" style:font-size-complex="12pt"/>
    </style:style>
    <style:style style:name="P4" style:family="paragraph" style:parent-style-name="Standard">
      <style:text-properties style:font-name="Caladea" fo:font-size="12pt" officeooo:paragraph-rsid="001c8869" style:font-size-asian="12pt" style:font-size-complex="12pt"/>
    </style:style>
    <style:style style:name="P5" style:family="paragraph" style:parent-style-name="Standard">
      <style:text-properties style:font-name="Caladea" fo:font-size="12pt" officeooo:rsid="001ea026" officeooo:paragraph-rsid="001ea026" style:font-size-asian="12pt" style:font-size-complex="12pt"/>
    </style:style>
    <style:style style:name="P6" style:family="paragraph" style:parent-style-name="Standard">
      <style:text-properties fo:color="#ce181e" style:font-name="Caladea" fo:font-size="12pt" officeooo:rsid="001ea026" officeooo:paragraph-rsid="001ea026" style:font-size-asian="12pt" style:font-size-complex="12pt"/>
    </style:style>
    <style:style style:name="T1" style:family="text">
      <style:text-properties fo:color="#ce181e"/>
    </style:style>
    <style:style style:name="T2" style:family="text">
      <style:text-properties fo:color="#ce181e" officeooo:rsid="001aa873"/>
    </style:style>
    <style:style style:name="T3" style:family="text">
      <style:text-properties fo:color="#ce181e" officeooo:rsid="001c8869"/>
    </style:style>
    <style:style style:name="T4" style:family="text">
      <style:text-properties officeooo:rsid="001c8869"/>
    </style:style>
    <style:style style:name="T5" style:family="text">
      <style:text-properties fo:color="#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ícios</text:p>
      <text:p text:style-name="P1">1- De acordo com o que foi discutido em aula, </text:p>
      <text:p text:style-name="P1">explique o que é DevOps.</text:p>
      <text:p text:style-name="P2">R:<text:span text:style-name="T1">DevOps, e uma cultura na qual se aproxima o desenvolvimento e operação, </text:span><text:span text:style-name="T2">utilizando não só ferramentas mas também praticas , que auxiliam <text:s/>na automação e manutenção <text:s/>e entrega de software com qualidade e agilidade. Mas com tudo a cultura DevOps não e uma cultura muito fácil de aplicar, existe muitas características que acabam dificultando a sua implantação, devido alguns conceitos, um dos principais </text:span><text:span text:style-name="T3">características</text:span><text:span text:style-name="T2"> de falha nessa cultura, seria a forma de implantação e também aceitação de pessoas, acostuma</text:span><text:span text:style-name="T3">das</text:span><text:span text:style-name="T2"> com outra rotina de trabalho, acabar mudando.</text:span></text:p>
      <text:p text:style-name="P1">2- De acordo com o que foi discutido em aula, </text:p>
      <text:p text:style-name="P1">explique o que é melhoria contínua?</text:p>
      <text:p text:style-name="P4"><text:span text:style-name="T4">R:</text:span><text:span text:style-name="T3">São pequenas entregas que <text:s/>ocorrem e curtos prazos de tempos, melhorias que o cliente solicita, onde não foi destacado na hora do desenvolvimento, mas sim que são pequenas mas que acilia no dia dia de utilização do software, como por exemplo correção de bugs, melhorias, novas versões. </text:span></text:p>
      <text:p text:style-name="P4">3- O que é um branch?</text:p>
      <text:p text:style-name="P3">R:<text:span text:style-name="T1">E uma linha independente de desenvolvimentos <text:s/>independente de um projeto, por definição <text:s/>existe <text:s/>uma única <text:s/>linha <text:s/>de desenvolvimento em cada <text:s/>projeto <text:s/>chamada de linha <text:s/>“master” mestre.</text:span></text:p>
      <text:p text:style-name="P1"/>
      <text:p text:style-name="P1">4- O que é um master branch?</text:p>
      <text:p text:style-name="P6"><text:span text:style-name="T5">R:</text:span>Master branch e o estado em que se encontra o programa, a arte</text:p>
      <text:p text:style-name="P1">5- O que é um commit?</text:p>
      <text:p text:style-name="P5">R:<text:span text:style-name="T1">São melhorias continuas que estão em desenvolvimentos, cada versão do software que <text:s/>esta sendo implementado leva o nome de commit</text:span></text:p>
      <text:p text:style-name="P1">6- O que é um pull request?</text:p>
      <text:p text:style-name="P5">R:<text:span text:style-name="T1">e a solicitação na qual e feita para realização da atualização com os commits prontos após a correção do bug ou então a implementação de novas futures</text:span></text:p>
      <text:p text:style-name="P1">7- O que a ferramenta GIT faz?</text:p>
      <text:p text:style-name="P5">R:<text:span text:style-name="T1">realiza o controle de versão onde, faz atualização e guarda o um histórico do arquivo de quando foi mudado e o que foi mudado, com a versão antiga junt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9:11:35.480204670</meta:creation-date>
    <dc:date>2019-11-06T20:05:26.028019016</dc:date>
    <meta:editing-duration>P0D</meta:editing-duration>
    <meta:editing-cycles>1</meta:editing-cycles>
    <meta:document-statistic meta:table-count="0" meta:image-count="0" meta:object-count="0" meta:page-count="1" meta:paragraph-count="17" meta:word-count="313" meta:character-count="1827" meta:non-whitespace-character-count="1516"/>
    <meta:generator>LibreOffice/6.1.5.2$Linux_X86_64 LibreOffice_project/10$Build-2</meta:generator>
  </office:meta>
</office:document-meta>
</file>